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3</text:p>
      <text:p text:style-name="Standard"/>
      <text:p text:style-name="Standard">456</text:p>
      <text:p text:style-name="Standard"/>
      <text:p text:style-name="Standard">78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ladislav Guzanov</meta:initial-creator>
    <meta:creation-date>2022-10-02T15:44:10</meta:creation-date>
    <meta:generator>OpenOffice/4.1.13$Unix OpenOffice.org_project/4113m1$Build-9810</meta:generator>
    <dc:date>2022-10-02T16:42:08</dc:date>
    <dc:creator>Vladislav Guzanov</dc:creator>
    <meta:editing-duration>PT25S</meta:editing-duration>
    <meta:editing-cycles>3</meta:editing-cycles>
    <meta:document-statistic meta:table-count="0" meta:image-count="0" meta:object-count="0" meta:page-count="1" meta:paragraph-count="3" meta:word-count="3" meta:character-count="9"/>
  </office:meta>
</office:document-meta>
</file>